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style:font-name="Hack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Hack" fo:font-size="14pt" fo:font-weight="bold" officeooo:rsid="000fa221" officeooo:paragraph-rsid="000fa221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Hack" fo:font-size="14pt" fo:font-weight="normal" officeooo:rsid="000fa221" officeooo:paragraph-rsid="000fa221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Hack" fo:font-size="14pt" style:text-underline-style="solid" style:text-underline-width="auto" style:text-underline-color="font-color" fo:font-weight="bold" officeooo:rsid="000fa221" officeooo:paragraph-rsid="000fa221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Hack" fo:font-size="14pt" fo:font-weight="bold" officeooo:rsid="000fa221" officeooo:paragraph-rsid="000fa221" style:font-size-asian="14pt" style:font-weight-asian="bold" style:font-size-complex="14pt" style:font-weight-complex="bold"/>
    </style:style>
    <style:style style:name="T1" style:family="text">
      <style:text-properties officeooo:rsid="000fa22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30e6b"/>
    </style:style>
    <style:style style:name="T5" style:family="text">
      <style:text-properties officeooo:rsid="0014fa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</text:p>
      <text:p text:style-name="P2">___________________________________________________________</text:p>
      <text:p text:style-name="P2"/>
      <text:p text:style-name="P1">8 <text:s/>6 <text:s/>3 <text:s/>7 <text:s/>4 <text:s/>5 <text:s/>6 <text:s/><text:span text:style-name="T1">1</text:span> <text:s/>9 <text:s/>7 <text:s/>8 <text:s/>5 <text:s/>7 <text:s/>2 <text:s/>7 <text:s/>9 <text:s/>7 <text:s/>2 <text:s/><text:span text:style-name="T1">3</text:span> <text:s/>2</text:p>
      <text:p text:style-name="P3">___________________________________________________________</text:p>
      <text:p text:style-name="P1"/>
      <text:p text:style-name="P1">8 <text:s/>2 <text:s/>5 <text:s/>1 <text:s/>3 <text:s/>1 <text:s/>4 <text:s/>9 <text:s/>1 <text:s/>6 <text:s/>2 <text:s/>2 <text:s/>8 <text:s/>4 <text:s/>7 <text:s/>1 <text:s/>9 <text:s/>7 <text:s/>3 <text:s/>8</text:p>
      <text:p text:style-name="P3">___________________________________________________________</text:p>
      <text:p text:style-name="P1"/>
      <text:p text:style-name="P1">2 <text:s/>1 <text:s/>3 <text:s/>2 <text:s/>7 <text:s/>1 <text:s/>5 <text:s/><text:span text:style-name="T4">9</text:span> <text:s/>3 <text:s/>4 <text:s/><text:span text:style-name="T4">6</text:span> <text:s/><text:span text:style-name="T4">8</text:span> <text:s/>7 <text:s/>2 <text:s/>4 <text:s/>1 <text:s/>7 <text:s/>9 <text:s/><text:span text:style-name="T4">8</text:span> <text:s/>1</text:p>
      <text:p text:style-name="P2">___________________________________________________________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2</text:p>
      <text:p text:style-name="P2">___________________________________________________________</text:p>
      <text:p text:style-name="P2"/>
      <text:p text:style-name="P1">1 <text:s/>9 <text:s/>5 <text:s/>1 <text:s/><text:span text:style-name="T4">2</text:span> <text:s/>9 <text:s/><text:span text:style-name="T4">6</text:span> <text:s/>7 <text:s/>2 <text:s/>8 <text:s/>7 <text:s/>1 <text:s/>2 <text:s/>6 <text:s/>9 <text:s/>9 <text:s/>4 <text:s/>1 <text:s/>9 <text:s/>1</text:p>
      <text:p text:style-name="P3">___________________________________________________________</text:p>
      <text:p text:style-name="P1"/>
      <text:p text:style-name="P1">6 <text:s/>4 <text:s/>2 <text:s/>7 <text:s/>6 <text:s/>4 <text:s/>8 <text:s/>9 <text:s/>8 <text:s/>7 <text:s/>2 <text:s/>1 <text:s/>5 <text:s/>1 <text:s/>7 <text:s/>8 <text:s/>8 <text:s/>1 <text:s/>1 <text:s/>3</text:p>
      <text:p text:style-name="P3">___________________________________________________________</text:p>
      <text:p text:style-name="P1"/>
      <text:p text:style-name="P1">4 <text:s/>8 <text:s/><text:span text:style-name="T4">3</text:span> <text:s/><text:span text:style-name="T4">7</text:span> <text:s/>5 <text:s/>8 <text:s/>1 <text:s/>2 <text:s/>8 <text:s/>1 <text:s/><text:span text:style-name="T4">2</text:span> <text:s/>6 <text:s/>9 <text:s/>2 <text:s/>3 <text:s/>7 <text:s/>6 <text:s/>2 <text:s/>9 <text:s/>7</text:p>
      <text:p text:style-name="P2">___________________________________________________________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3">3</text:span></text:p>
      <text:p text:style-name="P2">___________________________________________________________</text:p>
      <text:p text:style-name="P2"/>
      <text:p text:style-name="P1"><text:span text:style-name="T4">6</text:span> <text:s/>9 <text:s/>3 <text:s/>9 <text:s/><text:span text:style-name="T4">1</text:span> <text:s/>4 <text:s/>8 <text:s/>7 <text:s/>3 <text:s/>5 <text:s/>2 <text:s/>3 <text:s/>4 <text:s/>3 <text:s/>2 <text:s/>9 <text:s/>6 <text:s/>6 <text:s/>4 <text:s/>5</text:p>
      <text:p text:style-name="P3">___________________________________________________________</text:p>
      <text:p text:style-name="P2"/>
      <text:p text:style-name="P2">3 <text:s/>8 <text:s/>5 <text:s/>7 <text:s/>8 <text:s/>6 <text:s/>9 <text:s/>7 <text:s/>1 <text:s/>7 <text:s/>8 <text:s/>2 <text:s/>9 <text:s/>6 <text:s/>2 <text:s/>3 <text:s/>7 <text:s/>2 <text:s/>7 <text:s/>8</text:p>
      <text:p text:style-name="P3">___________________________________________________________</text:p>
      <text:p text:style-name="P2"/>
      <text:p text:style-name="P2">3 <text:s/>2 <text:s/><text:span text:style-name="T4">7</text:span> <text:s/>3 <text:s/>5 <text:s/>6 <text:s/>3 <text:s/>8 <text:s/><text:span text:style-name="T4">4</text:span> <text:s/>1 <text:s/>2 <text:s/>6 <text:s/>1 <text:s/>4 <text:s/>5 <text:s/>2 <text:s/><text:span text:style-name="T4">8</text:span> <text:s/>6 <text:s/>1 <text:s/>9</text:p>
      <text:p text:style-name="P2">___________________________________________________________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4</text:p>
      <text:p text:style-name="P2">___________________________________________________________</text:p>
      <text:p text:style-name="P2"/>
      <text:p text:style-name="P2">7 <text:s/>5 <text:s/>4 <text:s/>1 <text:s/><text:span text:style-name="T4">3</text:span> <text:s/>4 <text:s/>6 <text:s/><text:span text:style-name="T4">2</text:span> <text:s/>7 <text:s/>9 <text:s/>8 <text:s/>1 <text:s/>8 <text:s/>9 <text:s/><text:span text:style-name="T4">6</text:span> <text:s/>2 <text:s/>9 <text:s/>1 <text:s/>9 <text:s/>6</text:p>
      <text:p text:style-name="P3">___________________________________________________________</text:p>
      <text:p text:style-name="P2"/>
      <text:p text:style-name="P2">1 <text:s/>3 <text:s/>9 <text:s/><text:span text:style-name="T4">2</text:span> <text:s/>7 <text:s/>4 <text:s/><text:span text:style-name="T4">5</text:span> <text:s/>2 <text:s/>8 <text:s/>6 <text:s/>3 <text:s/>5 <text:s/>1 <text:s/>5 <text:s/>2 <text:s/>3 <text:s/>8 <text:s/>1 <text:s/>6 <text:s/>5</text:p>
      <text:p text:style-name="P3">___________________________________________________________</text:p>
      <text:p text:style-name="P3"/>
      <text:p text:style-name="P2">6 <text:s/>2 <text:s/>3 <text:s/>9 <text:s/>4 <text:s/><text:span text:style-name="T4">1</text:span> <text:s/>8 <text:s/>3 <text:s/><text:span text:style-name="T4">7</text:span> <text:s/>9 <text:s/>5 <text:s/>8 <text:s/>7 <text:s/>5 <text:s/>8 <text:s/><text:span text:style-name="T4">3</text:span> <text:s/><text:span text:style-name="T4">2</text:span> <text:s/>7 <text:s/><text:span text:style-name="T4">6</text:span> <text:s/>4</text:p>
      <text:p text:style-name="P2">___________________________________________________________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5</text:p>
      <text:p text:style-name="P2">___________________________________________________________</text:p>
      <text:p text:style-name="P2"/>
      <text:p text:style-name="P2">5 <text:s/>3 <text:s/>6 <text:s/>1 <text:s/>2 <text:s/>7 <text:s/>4 <text:s/>8 <text:s/>6 <text:s/>2 <text:s/><text:span text:style-name="T5">5</text:span> <text:s/>3 <text:s/>7 <text:s/>5 <text:s/><text:span text:style-name="T5">1</text:span> <text:s/>6 <text:s/>9 <text:s/>2 <text:s/>4 <text:s/>1</text:p>
      <text:p text:style-name="P3">___________________________________________________________</text:p>
      <text:p text:style-name="P2"/>
      <text:p text:style-name="P2">3 <text:s/>6 <text:s/>5 <text:s/><text:span text:style-name="T5">8</text:span> <text:s/>9 <text:s/>2 <text:s/>5 <text:s/>9 <text:s/>4 <text:s/>2 <text:s/><text:span text:style-name="T5">6</text:span> <text:s/><text:span text:style-name="T5">3</text:span> <text:s/>9 <text:s/>5 <text:s/>6 <text:s/>8 <text:s/>7 <text:s/>4 <text:s/>8 <text:s/>7</text:p>
      <text:p text:style-name="P3">___________________________________________________________</text:p>
      <text:p text:style-name="P2"/>
      <text:p text:style-name="P2">5 <text:s/>2 <text:s/>1 <text:s/>7 <text:s/>3 <text:s/>8 <text:s/>3 <text:s/>2 <text:s/><text:span text:style-name="T5">6</text:span> <text:s/>3 <text:s/>1 <text:s/>8 <text:s/>5 <text:s/>7 <text:s/>1 <text:s/>8 <text:s/>9 <text:s/><text:span text:style-name="T5">2</text:span> <text:s/>1 <text:s/>3</text:p>
      <text:p text:style-name="P2">___________________________________________________________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6</text:p>
      <text:p text:style-name="P2">___________________________________________________________</text:p>
      <text:p text:style-name="P2"/>
      <text:p text:style-name="P2">6 <text:s/>3 <text:s/>5 <text:s/>8 <text:s/><text:span text:style-name="T5">1</text:span> <text:s/>9 <text:s/>5 <text:s/>8 <text:s/><text:span text:style-name="T5">6</text:span> <text:s/>2 <text:s/>5 <text:s/>1 <text:s/>4 <text:s/>7 <text:s/>6 <text:s/><text:span text:style-name="T5">9</text:span> <text:s/>1 <text:s/>8 <text:s/>6 <text:s/>9</text:p>
      <text:p text:style-name="P3">___________________________________________________________</text:p>
      <text:p text:style-name="P2"/>
      <text:p text:style-name="P2">2 <text:s/>1 <text:s/>8 <text:s/><text:span text:style-name="T5">6</text:span> <text:s/>2 <text:s/>9 <text:s/><text:span text:style-name="T5">3</text:span> <text:s/>4 <text:s/>7 <text:s/><text:span text:style-name="T5">5</text:span> <text:s/>9 <text:s/>3 <text:s/><text:span text:style-name="T5">1</text:span> <text:s/>6 <text:s/>5 <text:s/>9 <text:s/>8 <text:s/><text:span text:style-name="T5">7</text:span> <text:s/>1 <text:s/>2<text:span text:style-name="T2"/></text:p>
      <text:p text:style-name="P3">___________________________________________________________</text:p>
      <text:p text:style-name="P2"/>
      <text:p text:style-name="P2">3 <text:s/>5 <text:s/><text:span text:style-name="T5">1</text:span> <text:s/>2 <text:s/>6 <text:s/><text:span text:style-name="T5">9</text:span> <text:s/>4 <text:s/>3 <text:s/>6 <text:s/><text:span text:style-name="T5">2</text:span> <text:s/>5 <text:s/>7 <text:s/>6 <text:s/>4 <text:s/>2 <text:s/>1 <text:s/><text:span text:style-name="T5">9</text:span> <text:s/>3 <text:s/>6 <text:s/>7</text:p>
      <text:p text:style-name="P2">___________________________________________________________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1</text:p>
      <text:p text:style-name="P2">___________________________________________________________</text:p>
      <text:p text:style-name="P2"/>
      <text:p text:style-name="P2">110 <text:s/>124 <text:s/>312 <text:s/>311 <text:s/>941 <text:s/>847 <text:s/>940 <text:s/>108 <text:s/>553 <text:s/>976 <text:s/></text:p>
      <text:p text:style-name="P2"/>
      <text:p text:style-name="P2">993 <text:s/>742 <text:s/>158 <text:s/>490 <text:s/>649 <text:s/>510 <text:s/>423 <text:s/>113 <text:s/>358 <text:s/>943</text:p>
      <text:p text:style-name="P2">___________________________________________________________</text:p>
      <text:p text:style-name="P2"/>
      <text:p text:style-name="P2">347 <text:s/>897 <text:s/>131 <text:s/>585 <text:s/>772 <text:s/>839 <text:s/>357 <text:s/>854 <text:s/>989 <text:s/>491</text:p>
      <text:p text:style-name="P2"/>
      <text:p text:style-name="P2">159 <text:s/>323 <text:s/>380 <text:s/>132 <text:s/>461 <text:s/>251 <text:s/>550 <text:s/>926 <text:s/>255 <text:s/>752</text:p>
      <text:p text:style-name="P2">___________________________________________________________</text:p>
      <text:p text:style-name="P2"/>
      <text:p text:style-name="P2">146 <text:s/>161 <text:s/>228 <text:s/>347 <text:s/>747 <text:s/>330 <text:s/>321 <text:s/>728 <text:s/>507 <text:s/>848</text:p>
      <text:p text:style-name="P2"/>
      <text:p text:style-name="P2">407 <text:s/>937 <text:s/>231 <text:s/>874 <text:s/>978 <text:s/>642 <text:s/>651 <text:s/>799 <text:s/>158 <text:s/>148</text:p>
      <text:p text:style-name="P2">___________________________________________________________</text:p>
      <text:p text:style-name="P2"/>
      <text:p text:style-name="P2"/>
      <text:p text:style-name="P2"/>
      <text:p text:style-name="P4">2</text:p>
      <text:p text:style-name="P2">___________________________________________________________</text:p>
      <text:p text:style-name="P2"/>
      <text:p text:style-name="P2">902 <text:s/>378 <text:s/>541 <text:s/>186 <text:s/>491 <text:s/>840 <text:s/>670 <text:s/>795 <text:s/>418 <text:s/>882</text:p>
      <text:p text:style-name="P2"/>
      <text:p text:style-name="P2">480 <text:s/>830 <text:s/>494 <text:s/>958 <text:s/>650 <text:s/>860 <text:s/>297 <text:s/>295 <text:s/>470 <text:s/>977</text:p>
      <text:p text:style-name="P2">___________________________________________________________</text:p>
      <text:p text:style-name="P2"/>
      <text:p text:style-name="P2">934 <text:s/>552 <text:s/>139 <text:s/>490 <text:s/>205 <text:s/>762 <text:s/>260 <text:s/>519 <text:s/>710 <text:s/>906</text:p>
      <text:p text:style-name="P2"/>
      <text:p text:style-name="P2">419 <text:s/>853 <text:s/>456 <text:s/>503 <text:s/>132 <text:s/>350 <text:s/>978 <text:s/>101 <text:s/>124 <text:s/>525</text:p>
      <text:p text:style-name="P2">___________________________________________________________</text:p>
      <text:p text:style-name="P2"/>
      <text:p text:style-name="P2">861 <text:s/>479 <text:s/>577 <text:s/>409 <text:s/>227 <text:s/>852 <text:s/>317 <text:s/>190 <text:s/>840 <text:s/>680</text:p>
      <text:p text:style-name="P2"/>
      <text:p text:style-name="P2">542 <text:s/>571 <text:s/>748 <text:s/>186 <text:s/>129 <text:s/>223 <text:s/>560 <text:s/>777 <text:s/>215 <text:s/>250</text:p>
      <text:p text:style-name="P2">___________________________________________________________</text:p>
      <text:p text:style-name="P2"/>
      <text:p text:style-name="P2"/>
      <text:p text:style-name="P2"/>
      <text:p text:style-name="P2"/>
      <text:p text:style-name="P4"><text:soft-page-break/>3</text:p>
      <text:p text:style-name="P2">___________________________________________________________</text:p>
      <text:p text:style-name="P2"/>
      <text:p text:style-name="P2">999 <text:s/>128 <text:s/>219 <text:s/>910 <text:s/>934 <text:s/>624 <text:s/>382 <text:s/>696 <text:s/>947 <text:s/>610</text:p>
      <text:p text:style-name="P2"/>
      <text:p text:style-name="P2">456 <text:s/>221 <text:s/>440 <text:s/>992 <text:s/>868 <text:s/>361 <text:s/>579 <text:s/>761 <text:s/>801 <text:s/>489</text:p>
      <text:p text:style-name="P2">___________________________________________________________</text:p>
      <text:p text:style-name="P2"/>
      <text:p text:style-name="P2">313 <text:s/>226 <text:s/>328 <text:s/>900 <text:s/>112 <text:s/>218 <text:s/>787 <text:s/>490 <text:s/>225 <text:s/>285</text:p>
      <text:p text:style-name="P2"/>
      <text:p text:style-name="P2">704 <text:s/>537 <text:s/>244 <text:s/>107 <text:s/>119 <text:s/>679 <text:s/>446 <text:s/>373 <text:s/>276 <text:s/>294</text:p>
      <text:p text:style-name="P2">___________________________________________________________</text:p>
      <text:p text:style-name="P2"/>
      <text:p text:style-name="P2">449 <text:s/>959 <text:s/>822 <text:s/>692 <text:s/>791 <text:s/>162 <text:s/>401 <text:s/>165 <text:s/>760 <text:s/>877</text:p>
      <text:p text:style-name="P2"/>
      <text:p text:style-name="P2">433 <text:s/>364 <text:s/>518 <text:s/>163 <text:s/>125 <text:s/>260 <text:s/>489 <text:s/>630 <text:s/>889 <text:s/>637</text:p>
      <text:p text:style-name="P2">___________________________________________________________</text:p>
      <text:p text:style-name="P2"/>
      <text:p text:style-name="P2"/>
      <text:p text:style-name="P2"/>
      <text:p text:style-name="P4">4</text:p>
      <text:p text:style-name="P2">___________________________________________________________</text:p>
      <text:p text:style-name="P2"/>
      <text:p text:style-name="P2">529 <text:s/>579 <text:s/>982 <text:s/>292 <text:s/>935 <text:s/>262 <text:s/>987 <text:s/>807 <text:s/>956 <text:s/>574</text:p>
      <text:p text:style-name="P2"/>
      <text:p text:style-name="P2">527 <text:s/>934 <text:s/>749 <text:s/>308 <text:s/>282 <text:s/>542 <text:s/>155 <text:s/>855 <text:s/>775 <text:s/>380</text:p>
      <text:p text:style-name="P2">___________________________________________________________</text:p>
      <text:p text:style-name="P2"/>
      <text:p text:style-name="P2">700 <text:s/>260 <text:s/>580 <text:s/>975 <text:s/>214 <text:s/>835 <text:s/>376 <text:s/>265 <text:s/>648 <text:s/>979</text:p>
      <text:p text:style-name="P2"/>
      <text:p text:style-name="P2">529 <text:s/>803 <text:s/>875 <text:s/>723 <text:s/>304 <text:s/>186 <text:s/>449 <text:s/>873 <text:s/>641 <text:s/>793</text:p>
      <text:p text:style-name="P2">___________________________________________________________</text:p>
      <text:p text:style-name="P2"/>
      <text:p text:style-name="P2">427 <text:s/>941 <text:s/>806 <text:s/>576 <text:s/>156 <text:s/>565 <text:s/>173 <text:s/>330 <text:s/>764 <text:s/>916</text:p>
      <text:p text:style-name="P2"/>
      <text:p text:style-name="P2">754 <text:s/>430 <text:s/>131 <text:s/>260 <text:s/>528 <text:s/>829 <text:s/>166 <text:s/>928 <text:s/>604 <text:s/>271</text:p>
      <text:p text:style-name="P2">___________________________________________________________</text:p>
      <text:p text:style-name="P2"/>
      <text:p text:style-name="P2"/>
      <text:p text:style-name="P2"/>
      <text:p text:style-name="P2"/>
      <text:p text:style-name="P4"><text:soft-page-break/>5</text:p>
      <text:p text:style-name="P2">___________________________________________________________</text:p>
      <text:p text:style-name="P2"/>
      <text:p text:style-name="P2">220 <text:s/>302 <text:s/>896 <text:s/>482 <text:s/>786 <text:s/>660 <text:s/>819 <text:s/>689 <text:s/>294 <text:s/>179</text:p>
      <text:p text:style-name="P2"/>
      <text:p text:style-name="P2">885 <text:s/>604 <text:s/>100 <text:s/>882 <text:s/>479 <text:s/>611 <text:s/>725 <text:s/>917 <text:s/>977 <text:s/>988</text:p>
      <text:p text:style-name="P2">___________________________________________________________</text:p>
      <text:p text:style-name="P2"/>
      <text:p text:style-name="P2">760 <text:s/>531 <text:s/>523 <text:s/>624 <text:s/>108 <text:s/>832 <text:s/>240 <text:s/>689 <text:s/>693 <text:s/>945</text:p>
      <text:p text:style-name="P2"/>
      <text:p text:style-name="P2">931 <text:s/>802 <text:s/>717 <text:s/>205 <text:s/>441 <text:s/>472 <text:s/>638 <text:s/>814 <text:s/>166 <text:s/>729</text:p>
      <text:p text:style-name="P2">___________________________________________________________</text:p>
      <text:p text:style-name="P2"/>
      <text:p text:style-name="P2">486 <text:s/>598 <text:s/>713 <text:s/>939 <text:s/>442 <text:s/>997 <text:s/>916 <text:s/>124 <text:s/>239 <text:s/>687</text:p>
      <text:p text:style-name="P2"/>
      <text:p text:style-name="P2">659 <text:s/>289 <text:s/>675 <text:s/>365 <text:s/>404 <text:s/>452 <text:s/>932 <text:s/>759 <text:s/>193 <text:s/>737</text:p>
      <text:p text:style-name="P2">___________________________________________________________</text:p>
      <text:p text:style-name="P2"/>
      <text:p text:style-name="P2"/>
      <text:p text:style-name="P2"/>
      <text:p text:style-name="P4">6</text:p>
      <text:p text:style-name="P2">___________________________________________________________</text:p>
      <text:p text:style-name="P2"/>
      <text:p text:style-name="P2">415 <text:s/>146 <text:s/>420 <text:s/>467 <text:s/>796 <text:s/>608 <text:s/>727 <text:s/>272 <text:s/>175 <text:s/>962</text:p>
      <text:p text:style-name="P2"/>
      <text:p text:style-name="P2">179 <text:s/>640 <text:s/>654 <text:s/>840 <text:s/>244 <text:s/>769 <text:s/>639 <text:s/>667 <text:s/>570 <text:s/>133</text:p>
      <text:p text:style-name="P2">___________________________________________________________</text:p>
      <text:p text:style-name="P2"/>
      <text:p text:style-name="P2">743 <text:s/>874 <text:s/>528 <text:s/>917 <text:s/>593 <text:s/>779 <text:s/>781 <text:s/>154 <text:s/>430 <text:s/>341</text:p>
      <text:p text:style-name="P2"/>
      <text:p text:style-name="P2">527 <text:s/>887 <text:s/>316 <text:s/>729 <text:s/>781 <text:s/>469 <text:s/>657 <text:s/>811 <text:s/>543 <text:s/>222</text:p>
      <text:p text:style-name="P2">___________________________________________________________</text:p>
      <text:p text:style-name="P2"/>
      <text:p text:style-name="P2">300 <text:s/>167 <text:s/>438 <text:s/>783 <text:s/>923 <text:s/>610 <text:s/>727 <text:s/>422 <text:s/>653 <text:s/>779</text:p>
      <text:p text:style-name="P2"/>
      <text:p text:style-name="P2">221 <text:s/>118 <text:s/>867 <text:s/>329 <text:s/>493 <text:s/>872 <text:s/>921 <text:s/>773 <text:s/>642 <text:s/>349</text:p>
      <text:p text:style-name="P2">______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09:01:44.362172217</meta:creation-date>
    <dc:date>2023-04-10T20:41:41.328515479</dc:date>
    <meta:editing-duration>PT2H9M25S</meta:editing-duration>
    <meta:editing-cycles>4</meta:editing-cycles>
    <meta:generator>LibreOffice/7.5.2.2$Linux_X86_64 LibreOffice_project/50$Build-2</meta:generator>
    <meta:document-statistic meta:table-count="0" meta:image-count="0" meta:object-count="0" meta:page-count="6" meta:paragraph-count="114" meta:word-count="780" meta:character-count="5618" meta:non-whitespace-character-count="4284"/>
  </office:meta>
</office:document-meta>
</file>